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03d58" officeooo:paragraph-rsid="00103d58"/>
    </style:style>
    <style:style style:name="P2" style:family="paragraph" style:parent-style-name="Standard">
      <style:text-properties fo:font-size="12pt" fo:font-weight="normal" officeooo:rsid="00103d58" officeooo:paragraph-rsid="00103d58" style:font-size-asian="12pt" style:font-weight-asian="normal" style:font-size-complex="12pt" style:font-weight-complex="normal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iseño. Diseña los posibles casos de uso en un sistema para hacer reservas en los restaurantes de la ciudad.</text:span></text:p>
      <text:p text:style-name="P1">Ejercicio 3: Caso de uso del sistema realizar reserva de restaurante:</text:p>
      <text:p text:style-name="P1">- C1: Usuario busca restaurante</text:p>
      <text:p text:style-name="P1">- C2: Usuario realiza reserva</text:p>
      <text:p text:style-name="P1">- C3: Usuario modifica reserva</text:p>
      <text:p text:style-name="P1">- C4: Alta del usuario</text:p>
      <text:p text:style-name="P1">- C5: Login de usuario</text:p>
      <text:p text:style-name="P1">- C6: Consulta de reserva</text:p>
      <text:p text:style-name="P1">- C7: Cancela reserva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9:40:36.522962885</meta:creation-date>
    <dc:date>2023-10-04T10:11:29.417765656</dc:date>
    <meta:editing-duration>PT20M42S</meta:editing-duration>
    <meta:editing-cycles>1</meta:editing-cycles>
    <meta:document-statistic meta:table-count="0" meta:image-count="0" meta:object-count="0" meta:page-count="1" meta:paragraph-count="9" meta:word-count="64" meta:character-count="357" meta:non-whitespace-character-count="302"/>
    <meta:generator>LibreOffice/7.3.7.2$Linux_X86_64 LibreOffice_project/30$Build-2</meta:generator>
  </office:meta>
</office:document-meta>
</file>